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1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style:min-row-height="1.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 style:list-style-name="L50">
      <style:paragraph-properties fo:text-align="start" style:justify-single-word="false"/>
      <style:text-properties officeooo:paragraph-rsid="0027c50b"/>
    </style:style>
    <style:style style:name="P3" style:family="paragraph" style:parent-style-name="Standard" style:list-style-name="L50">
      <style:paragraph-properties fo:text-align="start" style:justify-single-word="false"/>
      <style:text-properties officeooo:paragraph-rsid="002a111d"/>
    </style:style>
    <style:style style:name="P4" style:family="paragraph" style:parent-style-name="Standard" style:list-style-name="L50">
      <style:paragraph-properties fo:text-align="start" style:justify-single-word="false"/>
      <style:text-properties officeooo:paragraph-rsid="002a186e"/>
    </style:style>
    <style:style style:name="P5" style:family="paragraph" style:parent-style-name="Standard">
      <style:paragraph-properties fo:text-align="start" style:justify-single-word="false"/>
      <style:text-properties officeooo:paragraph-rsid="0027c50b"/>
    </style:style>
    <style:style style:name="P6" style:family="paragraph" style:parent-style-name="Standard">
      <style:paragraph-properties fo:text-align="start" style:justify-single-word="false"/>
      <style:text-properties officeooo:paragraph-rsid="002a111d"/>
    </style:style>
    <style:style style:name="P7" style:family="paragraph" style:parent-style-name="Standard">
      <style:paragraph-properties fo:text-align="start" style:justify-single-word="false"/>
      <style:text-properties officeooo:paragraph-rsid="002a186e"/>
    </style:style>
    <style:style style:name="P8" style:family="paragraph" style:parent-style-name="Standard">
      <style:paragraph-properties fo:text-align="center" style:justify-single-word="false"/>
      <style:text-properties officeooo:paragraph-rsid="0027c50b"/>
    </style:style>
    <style:style style:name="P9" style:family="paragraph" style:parent-style-name="Standard" style:list-style-name="L50">
      <style:paragraph-properties fo:text-align="start" style:justify-single-word="false"/>
      <style:text-properties officeooo:rsid="002b2f17" officeooo:paragraph-rsid="002b2f17"/>
    </style:style>
    <style:style style:name="P10" style:family="paragraph" style:parent-style-name="Standard">
      <style:paragraph-properties fo:text-align="start" style:justify-single-word="false"/>
      <style:text-properties officeooo:rsid="002b2f17" officeooo:paragraph-rsid="002b2f17"/>
    </style:style>
    <style:style style:name="P11" style:family="paragraph" style:parent-style-name="Standard" style:list-style-name="L50">
      <style:paragraph-properties fo:text-align="start" style:justify-single-word="false"/>
      <style:text-properties officeooo:rsid="002d02a8" officeooo:paragraph-rsid="002d02a8"/>
    </style:style>
    <style:style style:name="P12" style:family="paragraph" style:parent-style-name="Standard">
      <style:paragraph-properties fo:text-align="start" style:justify-single-word="false"/>
      <style:text-properties officeooo:rsid="002d02a8" officeooo:paragraph-rsid="002d02a8"/>
    </style:style>
    <style:style style:name="P13" style:family="paragraph" style:parent-style-name="Table_20_Contents">
      <style:paragraph-properties fo:text-align="start" style:justify-single-word="false"/>
      <style:text-properties officeooo:paragraph-rsid="0027c50b"/>
    </style:style>
    <style:style style:name="P14" style:family="paragraph" style:parent-style-name="Table_20_Contents">
      <style:paragraph-properties fo:text-align="start" style:justify-single-word="false"/>
      <style:text-properties style:font-name="Symbol" fo:font-size="15pt" officeooo:paragraph-rsid="0027c50b" style:font-name-asian="Symbol" style:font-size-asian="15pt" style:font-name-complex="Symbol" style:font-size-complex="15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5pt" officeooo:paragraph-rsid="0027c50b" style:font-name-asian="Liberation Serif1" style:font-size-asian="15pt" style:font-name-complex="Liberation Serif1" style:font-size-complex="15pt"/>
    </style:style>
    <style:style style:name="P16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7c50b"/>
    </style:style>
    <style:style style:name="T4" style:family="text">
      <style:text-properties officeooo:rsid="00281418"/>
    </style:style>
    <style:style style:name="T5" style:family="text">
      <style:text-properties officeooo:rsid="002a111d"/>
    </style:style>
    <style:style style:name="T6" style:family="text">
      <style:text-properties style:font-name="Standard Symbols L" officeooo:rsid="002a111d"/>
    </style:style>
    <style:style style:name="T7" style:family="text">
      <style:text-properties officeooo:rsid="002a186e"/>
    </style:style>
    <style:style style:name="T8" style:family="text">
      <style:text-properties officeooo:rsid="002b2f17"/>
    </style:style>
    <style:style style:name="T9" style:family="text">
      <style:text-properties officeooo:rsid="002d02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draw:marker-start="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#<text:variable-set text:name="Assignment" office:value-type="float" office:value="3" style:data-style-name="N0">3</text:variable-set>: Magnetic Fields</text:p>
      <text:p text:style-name="P5"/>
      <text:list xml:id="list7217122177651055084" text:style-name="L50">
        <text:list-item>
          <text:p text:style-name="P2">Identify the direction of the magnetic force on each particle. <text:s/>Draw an arrow to represent the force.</text:p>
        </text:list-item>
      </text:list>
      <text:p text:style-name="P5"><draw:circle text:anchor-type="paragraph" draw:z-index="14" draw:style-name="gr3" draw:text-style-name="P16" svg:width="0.2921in" svg:height="0.2921in" svg:x="0.4835in" svg:y="0.8528in"><text:p text:style-name="P16">+</text:p></draw:circle><draw:circle text:anchor-type="paragraph" draw:z-index="15" draw:style-name="gr3" draw:text-style-name="P16" svg:width="0.2921in" svg:height="0.2921in" svg:x="2.6835in" svg:y="0.4362in"><text:p text:style-name="P16">+</text:p></draw:circle><draw:circle text:anchor-type="paragraph" draw:z-index="16" draw:style-name="gr3" draw:text-style-name="P16" svg:width="0.2921in" svg:height="0.2921in" svg:x="3.9354in" svg:y="0.4673in"><text:p text:style-name="P16">+</text:p></draw:circle><draw:circle text:anchor-type="paragraph" draw:z-index="17" draw:style-name="gr3" draw:text-style-name="P16" svg:width="0.2921in" svg:height="0.2921in" svg:x="6.2189in" svg:y="0.728in"><text:p text:style-name="P16">+</text:p></draw:circle><draw:line text:anchor-type="paragraph" draw:z-index="20" draw:style-name="gr5" draw:text-style-name="P16" svg:x1="5.5945in" svg:y1="0.8965in" svg:x2="6.1488in" svg:y2="0.8882in"><text:p text:style-name="P16">v</text:p><text:p text:style-name="P16"/><text:p text:style-name="P16"/></draw:line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3"><draw:line text:anchor-type="paragraph" draw:z-index="2" draw:style-name="gr1" draw:text-style-name="P16" svg:x1="0.1118in" svg:y1="0.1846in" svg:x2="1.3827in" svg:y2="0.1846in"><text:p/></draw:line><draw:line text:anchor-type="paragraph" draw:z-index="3" draw:style-name="gr1" draw:text-style-name="P16" svg:x1="0.1118in" svg:y1="0.5783in" svg:x2="1.3827in" svg:y2="0.5783in"><text:p/></draw:line><draw:line text:anchor-type="paragraph" draw:z-index="4" draw:style-name="gr1" draw:text-style-name="P16" svg:x1="0.1118in" svg:y1="0.972in" svg:x2="1.3827in" svg:y2="0.972in"><text:p/></draw:line><draw:line text:anchor-type="paragraph" draw:z-index="18" draw:style-name="gr4" draw:text-style-name="P16" svg:x1="0.6118in" svg:y1="0.622in" svg:x2="0.6118in" svg:y2="0.1846in"><text:p text:style-name="P16">v</text:p><text:p text:style-name="P16"/><text:p text:style-name="P16"/></draw:line><draw:line text:anchor-type="paragraph" draw:z-index="19" draw:style-name="gr5" draw:text-style-name="P16" svg:x1="2.0283in" svg:y1="0.372in" svg:x2="2.5827in" svg:y2="0.3638in"><text:p text:style-name="P16">v</text:p><text:p text:style-name="P16"/><text:p text:style-name="P16"/></draw:line><draw:line text:anchor-type="paragraph" draw:z-index="27" draw:style-name="gr4" draw:text-style-name="P16" svg:x1="4.0346in" svg:y1="0.5283in" svg:x2="4.0346in" svg:y2="1.0803in"><text:p text:style-name="P16">v</text:p><text:p text:style-name="P16"/><text:p text:style-name="P16"/></draw:line></text:p>
          </table:table-cell>
          <table:table-cell table:style-name="Table1.A1" office:value-type="string">
            <text:p text:style-name="P13"><draw:line text:anchor-type="paragraph" draw:z-index="5" draw:style-name="gr1" draw:text-style-name="P16" svg:x1="0.7827in" svg:y1="0.1535in" svg:x2="0.7827in" svg:y2="1.0079in"><text:p/></draw:line><draw:line text:anchor-type="paragraph" draw:z-index="6" draw:style-name="gr1" draw:text-style-name="P16" svg:x1="1.3638in" svg:y1="0.1429in" svg:x2="1.3638in" svg:y2="0.9972in"><text:p/></draw:line><draw:line text:anchor-type="paragraph" draw:z-index="7" draw:style-name="gr1" draw:text-style-name="P16" svg:x1="0.2138in" svg:y1="0.1327in" svg:x2="0.2138in" svg:y2="0.987in"><text:p/></draw:line></text:p>
          </table:table-cell>
          <table:table-cell table:style-name="Table1.A1" office:value-type="string">
            <text:p text:style-name="P13"><draw:line text:anchor-type="paragraph" draw:z-index="8" draw:style-name="gr1" draw:text-style-name="P16" svg:x1="0.1118in" svg:y1="0.1846in" svg:x2="1.3827in" svg:y2="0.1846in"><text:p/></draw:line><draw:line text:anchor-type="paragraph" draw:z-index="9" draw:style-name="gr1" draw:text-style-name="P16" svg:x1="0.1118in" svg:y1="0.5783in" svg:x2="1.3827in" svg:y2="0.5783in"><text:p/></draw:line><draw:line text:anchor-type="paragraph" draw:z-index="10" draw:style-name="gr1" draw:text-style-name="P16" svg:x1="0.1118in" svg:y1="0.972in" svg:x2="1.3827in" svg:y2="0.972in"><text:p/></draw:line></text:p>
          </table:table-cell>
          <table:table-cell table:style-name="Table1.D1" office:value-type="string">
            <text:p text:style-name="P13"><draw:line text:anchor-type="paragraph" draw:z-index="11" draw:style-name="gr2" draw:text-style-name="P16" svg:x1="0.2138in" svg:y1="0.1327in" svg:x2="0.2138in" svg:y2="0.987in"><text:p/></draw:line><draw:line text:anchor-type="paragraph" draw:z-index="12" draw:style-name="gr2" draw:text-style-name="P16" svg:x1="1.3953in" svg:y1="0.1327in" svg:x2="1.3953in" svg:y2="0.987in"><text:p/></draw:line><draw:line text:anchor-type="paragraph" draw:z-index="13" draw:style-name="gr2" draw:text-style-name="P16" svg:x1="0.8138in" svg:y1="0.1327in" svg:x2="0.8138in" svg:y2="0.987in"><text:p/></draw:line></text:p>
          </table:table-cell>
        </table:table-row>
        <table:table-row table:style-name="Table1.1">
          <table:table-cell table:style-name="Table1.A2" office:value-type="string">
            <text:p text:style-name="P14"><draw:line text:anchor-type="paragraph" draw:z-index="22" draw:style-name="gr4" draw:text-style-name="P16" svg:x1="0.4972in" svg:y1="0.6118in" svg:x2="0.4972in" svg:y2="0.1744in"><text:p text:style-name="P16">v</text:p><text:p text:style-name="P16"/><text:p text:style-name="P16"/></draw:line><draw:circle text:anchor-type="paragraph" draw:z-index="24" draw:style-name="gr3" draw:text-style-name="P16" svg:width="0.2921in" svg:height="0.2921in" svg:x="2.6646in" svg:y="0.2173in"><text:p text:style-name="P16">+</text:p></draw:circle><draw:line text:anchor-type="paragraph" draw:z-index="26" draw:style-name="gr5" draw:text-style-name="P16" svg:x1="2.0283in" svg:y1="0.372in" svg:x2="2.5827in" svg:y2="0.3638in"><text:p text:style-name="P16">v</text:p><text:p text:style-name="P16"/><text:p text:style-name="P16"/></draw:line> <text:s text:c="9"/> <text:s text:c="8"/></text:p>
            <text:p text:style-name="P14"/>
            <text:p text:style-name="P14"><draw:circle text:anchor-type="paragraph" draw:z-index="21" draw:style-name="gr3" draw:text-style-name="P16" svg:width="0.2921in" svg:height="0.2921in" svg:x="0.3583in" svg:y="0.1209in"><text:p text:style-name="P16">+</text:p></draw:circle> <text:s text:c="9"/> <text:s text:c="8"/></text:p>
            <text:p text:style-name="P14"/>
            <text:p text:style-name="P14"> <text:s text:c="9"/> <text:s text:c="8"/></text:p>
          </table:table-cell>
          <table:table-cell table:style-name="Table1.A2" office:value-type="string">
            <text:p text:style-name="P15">● <text:s text:c="10"/>● <text:s text:c="10"/>●</text:p>
            <text:p text:style-name="P15"/>
            <text:p text:style-name="P15">● <text:s text:c="10"/>● <text:s text:c="10"/>●</text:p>
            <text:p text:style-name="P15"/>
            <text:p text:style-name="P15">● <text:s text:c="10"/>● <text:s text:c="10"/>●</text:p>
          </table:table-cell>
          <table:table-cell table:style-name="Table1.A2" office:value-type="string">
            <text:p text:style-name="P14"><draw:circle text:anchor-type="paragraph" draw:z-index="23" draw:style-name="gr3" draw:text-style-name="P16" svg:width="0.2921in" svg:height="0.2921in" svg:x="0.2752in" svg:y="0.0819in"><text:p text:style-name="P16">+</text:p></draw:circle> <text:s text:c="9"/> <text:s text:c="8"/></text:p>
            <text:p text:style-name="P14"><draw:line text:anchor-type="paragraph" draw:z-index="28" draw:style-name="gr4" draw:text-style-name="P16" svg:x1="0.3992in" svg:y1="0.1181in" svg:x2="0.3992in" svg:y2="0.6701in"><text:p text:style-name="P16">v</text:p><text:p text:style-name="P16"/><text:p text:style-name="P16"/></draw:line></text:p>
            <text:p text:style-name="P14"> <text:s text:c="9"/> <text:s text:c="8"/></text:p>
            <text:p text:style-name="P14"/>
            <text:p text:style-name="P14"> <text:s text:c="9"/> <text:s text:c="8"/></text:p>
          </table:table-cell>
          <table:table-cell table:style-name="Table1.D2" office:value-type="string">
            <text:p text:style-name="P15">● <text:s text:c="10"/>● <text:s text:c="10"/>●</text:p>
            <text:p text:style-name="P15"><draw:circle text:anchor-type="paragraph" draw:z-index="25" draw:style-name="gr3" draw:text-style-name="P16" svg:width="0.2921in" svg:height="0.2921in" svg:x="0.1252in" svg:y="0.0717in"><text:p text:style-name="P16">+</text:p></draw:circle><draw:line text:anchor-type="paragraph" draw:z-index="29" draw:style-name="gr6" draw:text-style-name="P16" svg:x1="0.5083in" svg:y1="0.2008in" svg:x2="1.0626in" svg:y2="0.2008in"><text:p text:style-name="P16">v</text:p><text:p text:style-name="P16"/><text:p text:style-name="P16"/></draw:line></text:p>
            <text:p text:style-name="P15">● <text:s text:c="10"/>● <text:s text:c="10"/>●</text:p>
            <text:p text:style-name="P15"/>
            <text:p text:style-name="P15">● <text:s text:c="10"/>● <text:s text:c="10"/>●</text:p>
          </table:table-cell>
        </table:table-row>
        <table:table-row table:style-name="Table1.1">
          <table:table-cell table:style-name="Table1.A2" office:value-type="string">
            <text:p text:style-name="P15"><draw:circle text:anchor-type="paragraph" draw:z-index="34" draw:style-name="gr3" draw:text-style-name="P16" svg:width="0.2921in" svg:height="0.2921in" svg:x="1.0563in" svg:y="0.2071in"><text:p text:style-name="P16">-</text:p></draw:circle>● <text:s text:c="10"/>● <text:s text:c="10"/>●</text:p>
            <text:p text:style-name="P15"><draw:line text:anchor-type="paragraph" draw:z-index="37" draw:style-name="gr5" draw:text-style-name="P16" svg:x1="0.372in" svg:y1="0.1327in" svg:x2="0.9264in" svg:y2="0.1244in"><text:p text:style-name="P16">v</text:p><text:p text:style-name="P16"/><text:p text:style-name="P16"/></draw:line></text:p>
            <text:p text:style-name="P15">● <text:s text:c="10"/>● <text:s text:c="10"/>●</text:p>
            <text:p text:style-name="P15"/>
            <text:p text:style-name="P15">● <text:s text:c="10"/>● <text:s text:c="10"/>●</text:p>
          </table:table-cell>
          <table:table-cell table:style-name="Table1.A2" office:value-type="string">
            <text:p text:style-name="P14"><draw:circle text:anchor-type="paragraph" draw:z-index="32" draw:style-name="gr3" draw:text-style-name="P16" svg:width="0.2921in" svg:height="0.2921in" svg:x="0.2752in" svg:y="0.0819in"><text:p text:style-name="P16">-</text:p></draw:circle> <text:s text:c="9"/> <text:s text:c="8"/></text:p>
            <text:p text:style-name="P14"><draw:line text:anchor-type="paragraph" draw:z-index="33" draw:style-name="gr4" draw:text-style-name="P16" svg:x1="0.3992in" svg:y1="0.1181in" svg:x2="0.3992in" svg:y2="0.6701in"><text:p text:style-name="P16">v</text:p><text:p text:style-name="P16"/><text:p text:style-name="P16"/></draw:line></text:p>
            <text:p text:style-name="P14"> <text:s text:c="9"/> <text:s text:c="8"/></text:p>
            <text:p text:style-name="P14"/>
            <text:p text:style-name="P14"> <text:s text:c="9"/> <text:s text:c="8"/></text:p>
          </table:table-cell>
          <table:table-cell table:style-name="Table1.A2" office:value-type="string">
            <text:p text:style-name="P15"><draw:circle text:anchor-type="paragraph" draw:z-index="30" draw:style-name="gr3" draw:text-style-name="P16" svg:width="0.2921in" svg:height="0.2921in" svg:x="0.3083in" svg:y="0.061in"><text:p text:style-name="P16">-</text:p></draw:circle>● <text:s text:c="10"/>● <text:s text:c="10"/>●</text:p>
            <text:p text:style-name="P15"><draw:line text:anchor-type="paragraph" draw:z-index="31" draw:style-name="gr4" draw:text-style-name="P16" svg:x1="0.4535in" svg:y1="0.1134in" svg:x2="0.4535in" svg:y2="0.6654in"><text:p text:style-name="P16">v</text:p><text:p text:style-name="P16"/><text:p text:style-name="P16"/></draw:line></text:p>
            <text:p text:style-name="P15">● <text:s text:c="10"/>● <text:s text:c="10"/>●</text:p>
            <text:p text:style-name="P15"/>
            <text:p text:style-name="P15">● <text:s text:c="10"/>● <text:s text:c="10"/>●</text:p>
          </table:table-cell>
          <table:table-cell table:style-name="Table1.D2" office:value-type="string">
            <text:p text:style-name="P14"> <text:s text:c="9"/> <text:s text:c="8"/></text:p>
            <text:p text:style-name="P14"><draw:line text:anchor-type="paragraph" draw:z-index="36" draw:style-name="gr4" draw:text-style-name="P16" svg:x1="1.0701in" svg:y1="0.4555in" svg:x2="1.0701in" svg:y2="0.0181in"><text:p text:style-name="P16">v</text:p><text:p text:style-name="P16"/><text:p text:style-name="P16"/></draw:line></text:p>
            <text:p text:style-name="P14"><draw:circle text:anchor-type="paragraph" draw:z-index="35" draw:style-name="gr3" draw:text-style-name="P16" svg:width="0.2921in" svg:height="0.2921in" svg:x="0.9102in" svg:y="0.2484in"><text:p text:style-name="P16">-</text:p></draw:circle> <text:s text:c="9"/> <text:s text:c="8"/></text:p>
            <text:p text:style-name="P14"/>
            <text:p text:style-name="P14"> <text:s text:c="9"/> <text:s text:c="8"/></text:p>
          </table:table-cell>
        </table:table-row>
      </table:table>
      <text:p text:style-name="P5"/>
      <text:list xml:id="list71511237818325" text:continue-numbering="true" text:style-name="L50">
        <text:list-item>
          <text:p text:style-name="P2">An electron is moving to the left at 3 m/s. <text:s/>It is in a 0.25 T magnetic field, directed out of the page. What is the force on the electron? <text:s/>(Magnitude and direction).</text:p>
        </text:list-item>
      </text:list>
      <text:p text:style-name="P5"/>
      <text:p text:style-name="P5"/>
      <text:p text:style-name="P5"/>
      <text:p text:style-name="P5"/>
      <text:p text:style-name="P5"/>
      <text:list xml:id="list71509740424390" text:continue-numbering="true" text:style-name="L50">
        <text:list-item>
          <text:p text:style-name="P4">A proton is traveling at 200 m/s to the right in a 1.2 T magnetic field directed into the page. <text:s/></text:p>
          <text:list>
            <text:list-item>
              <text:p text:style-name="P4"><text:span text:style-name="T7">What is the force the proton experiences?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1510132438702" text:continue-numbering="true" text:style-name="L50">
        <text:list-item>
          <text:list>
            <text:list-item>
              <text:p text:style-name="P4">What is the radius of the circle that the proton travels in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1509981033762" text:continue-numbering="true" text:style-name="L50">
        <text:list-item>
          <text:p text:style-name="P3"><text:soft-page-break/><text:span text:style-name="T5">A magnetic field is given by </text:span><text:span text:style-name="T5"><draw:frame draw:style-name="fr2" draw:name="Object1" text:anchor-type="as-char" svg:y="-0.1665in" svg:width="1.398in" svg:height="0.2189in" draw:z-index="38"><draw:object xlink:href="./Object 1" xlink:type="simple" xlink:show="embed" xlink:actuate="onLoad"/><draw:image xlink:href="./ObjectReplacements/Object 1" xlink:type="simple" xlink:show="embed" xlink:actuate="onLoad"/></draw:frame></text:span> <text:span text:style-name="T5">A small positive particle has a charge of 2.3 </text:span><text:span text:style-name="T6">m</text:span><text:span text:style-name="T5">C, and travels with a velocity of </text:span><text:span text:style-name="T5"><draw:frame draw:style-name="fr2" draw:name="Object2" text:anchor-type="as-char" svg:y="-0.172in" svg:width="1.5465in" svg:height="0.2201in" draw:z-index="39"><draw:object xlink:href="./Object 2" xlink:type="simple" xlink:show="embed" xlink:actuate="onLoad"/><draw:image xlink:href="./ObjectReplacements/Object 2" xlink:type="simple" xlink:show="embed" xlink:actuate="onLoad"/></draw:frame></text:span><text:span text:style-name="T5">What is the force on the particle?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1511203541846" text:continue-numbering="true" text:style-name="L50">
        <text:list-item>
          <text:p text:style-name="P3">Pikachu, on the left, wants to attack his opponent, Magne<text:span text:style-name="T3">t</text:span>mite, on the right. <text:s/>Pikachu has an electrical charge of 2.5 C. Magne<text:span text:style-name="T4">t</text:span>mite directs his magnetic field toward Pikachu. <text:s/></text:p>
          <text:list>
            <text:list-item>
              <text:p text:style-name="P2">What moves will be the best for Pikachu to do <text:span text:style-name="T8">to eliminate Magnetmite's attack</text:span>? <text:span text:style-name="T8">(check any that apply)</text:span></text:p>
            </text:list-item>
          </text:list>
        </text:list-item>
      </text:list>
      <text:p text:style-name="P5"><text:tab/><text:tab/>______ Circle around and charge-attack from the side.</text:p>
      <text:p text:style-name="P5"><text:tab/><text:tab/>______ Sidestep, then charge-attack.</text:p>
      <text:p text:style-name="P5"><text:tab/><text:tab/>______ Run directly toward Magne<text:span text:style-name="T8">t</text:span>mite, and use Volt-Tackle</text:p>
      <text:p text:style-name="P5"><text:tab/><text:tab/>______ Jump upward, then use Lightning-bolt.</text:p>
      <text:p text:style-name="P5"><text:tab/><text:tab/>______ <text:span text:style-name="T8">Stay still and wait for Magnetmite to turn off his magnetic field.</text:span></text:p>
      <text:p text:style-name="P5"><text:tab/><text:tab/></text:p>
      <text:list xml:id="list71509963641686" text:continue-numbering="true" text:style-name="L50">
        <text:list-item>
          <text:list>
            <text:list-item>
              <text:p text:style-name="P2">Exp<text:span text:style-name="T9">l</text:span>ain your answer.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1511521770065" text:continue-numbering="true" text:style-name="L50">
        <text:list-item>
          <text:p text:style-name="P9">In an experiment, a proton passes through a 1.5 T magnetic field. <text:s/>The proton moves through the magnetic field in an unknown direction at a speed of 6 x 10<text:span text:style-name="T2">6</text:span> m/s. <text:s/></text:p>
          <text:list>
            <text:list-item>
              <text:p text:style-name="P9">Calculate the minimum possible force exerted on the proton.</text:p>
            </text:list-item>
          </text:list>
        </text:list-item>
      </text:list>
      <text:p text:style-name="P10"/>
      <text:p text:style-name="P10"/>
      <text:list xml:id="list71511204333076" text:continue-numbering="true" text:style-name="L50">
        <text:list-item>
          <text:list>
            <text:list-item>
              <text:p text:style-name="P9">Calculate the maximum possible force exerted on the proton.</text:p>
            </text:list-item>
          </text:list>
        </text:list-item>
      </text:list>
      <text:p text:style-name="P10"/>
      <text:p text:style-name="P10"/>
      <text:p text:style-name="P10"/>
      <text:list xml:id="list71510683170782" text:continue-numbering="true" text:style-name="L50">
        <text:list-item>
          <text:list>
            <text:list-item>
              <text:p text:style-name="P11">Calculate the maximum possible acceleration of the proton.</text:p>
            </text:list-item>
          </text:list>
        </text:list-item>
      </text:list>
      <text:p text:style-name="P12"/>
      <text:p text:style-name="P12"/>
      <text:p text:style-name="P12"/>
      <text:list xml:id="list71510775030157" text:continue-numbering="true" text:style-name="L50">
        <text:list-item>
          <text:list>
            <text:list-item>
              <text:p text:style-name="P11">Would an electron moving through the field experience the same maximum force?</text:p>
            </text:list-item>
          </text:list>
        </text:list-item>
      </text:list>
      <text:p text:style-name="P12"/>
      <text:p text:style-name="P12"/>
      <text:list xml:id="list71510879334205" text:continue-numbering="true" text:style-name="L50">
        <text:list-item>
          <text:list>
            <text:list-item>
              <text:p text:style-name="P11">Would an electron's maximum possible acceleration be the same as the proton's maximum possible acceleration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Symbol1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09-11T07:15:09.256938658" text:date-adjust="PT24H00M00S">09/12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6:58:15.015636918</meta:creation-date>
    <meta:editing-duration>PT15M59S</meta:editing-duration>
    <meta:editing-cycles>8</meta:editing-cycles>
    <meta:generator>LibreOffice/4.2.6.2$Linux_X86_64 LibreOffice_project/420$Build-2</meta:generator>
    <meta:initial-creator>Jonas Williamson</meta:initial-creator>
    <dc:date>2014-09-11T07:15:09.233787782</dc:date>
    <dc:creator>Jonas Williamson</dc:creator>
    <meta:document-statistic meta:table-count="1" meta:image-count="1" meta:object-count="2" meta:page-count="2" meta:paragraph-count="48" meta:word-count="389" meta:character-count="2385" meta:non-whitespace-character-count="1584"/>
  </office:meta>
</office:document-meta>
</file>

<file path=Object 1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row>
          <mo fence="true" stretchy="false">(</mo>
          <mrow>
            <mrow>
              <mn>2</mn>
              <mrow>
                <mover accent="true">
                  <mi>i</mi>
                  <mo stretchy="false">^</mo>
                </mover>
                <mo stretchy="false">+</mo>
                <mn>3</mn>
              </mrow>
              <mover accent="true">
                <mi>j</mi>
                <mo stretchy="false">^</mo>
              </mover>
            </mrow>
          </mrow>
          <mo fence="true" stretchy="false">)</mo>
        </mrow>
      </mrow>
      <mi mathvariant="italic">Teslas</mi>
      <mi>.</mi>
    </mrow>
    <annotation encoding="StarMath 5.0">vec B = (2 hat i + 3 hat j) Teslas.</annotation>
  </semantics>
</math>
</file>

<file path=Object 2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row>
          <mo fence="true" stretchy="false">(</mo>
          <mrow>
            <mrow>
              <mn>3</mn>
              <mrow>
                <mover accent="true">
                  <mi>i</mi>
                  <mo stretchy="false">^</mo>
                </mover>
                <mo stretchy="false">+</mo>
                <mn>4</mn>
              </mrow>
              <mrow>
                <mover accent="true">
                  <mi>j</mi>
                  <mo stretchy="false">^</mo>
                </mover>
                <mo stretchy="false">+</mo>
                <mn>1</mn>
              </mrow>
              <mover accent="true">
                <mi>k</mi>
                <mo stretchy="false">^</mo>
              </mover>
            </mrow>
          </mrow>
          <mo fence="true" stretchy="false">)</mo>
        </mrow>
      </mrow>
      <mrow>
        <mi>m</mi>
        <mo stretchy="false">/</mo>
        <mi>s</mi>
      </mrow>
      <mi>.</mi>
    </mrow>
    <annotation encoding="StarMath 5.0">vec v = (3 hat i + 4 hat j + 1 hat k) m/s.</annotation>
  </semantics>
</math>
</file>